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handan@chandan-VirtualBox:~$ find ./ -maxdepth 1 -type d</text:p>
      <text:p text:style-name="Standard">./</text:p>
      <text:p text:style-name="Standard">./Public</text:p>
      <text:p text:style-name="Standard">./Downloads</text:p>
      <text:p text:style-name="Standard">./Practice</text:p>
      <text:p text:style-name="Standard">./.cache</text:p>
      <text:p text:style-name="Standard">./.config</text:p>
      <text:p text:style-name="Standard">./Pictures</text:p>
      <text:p text:style-name="Standard">./snap</text:p>
      <text:p text:style-name="Standard">./.gnupg</text:p>
      <text:p text:style-name="Standard">./Desktop</text:p>
      <text:p text:style-name="Standard">./Documents</text:p>
      <text:p text:style-name="Standard">./.ssh</text:p>
      <text:p text:style-name="Standard">./.local</text:p>
      <text:p text:style-name="Standard">./Music</text:p>
      <text:p text:style-name="Standard">./Videos</text:p>
      <text:p text:style-name="Standard">./Templates</text:p>
      <text:p text:style-name="Standard"/>
      <text:p text:style-name="Standard">chandan@chandan-VirtualBox:~$ ls;ls -l|grep ^d|wc -l</text:p>
      <text:p text:style-name="Standard"><text:s/>Data1.txt <text:s text:c="2"/>Desktop <text:s text:c="4"/>Downloads <text:s text:c="6"/>Music <text:s text:c="8"/>Pictures <text:s text:c="2"/>Public <text:s text:c="4"/>sample.pl <text:s text:c="2"/>Templates <text:s text:c="2"/>test1.sh <text:s text:c="2"/>text1 <text:s text:c="2"/>text3</text:p>
      <text:p text:style-name="Standard"><text:s/>Data2.txt <text:s text:c="2"/>Documents <text:s/>'Hello World!' <text:s text:c="2"/>Mydata2.txt <text:s text:c="2"/>Practice <text:s text:c="2"/>sample.c <text:s text:c="2"/>snap <text:s text:c="7"/>test1 <text:s text:c="6"/>test.sh <text:s text:c="3"/>text2 <text:s text:c="2"/>Videos</text:p>
      <text:p text:style-name="Standard">10</text:p>
      <text:p text:style-name="Standard"/>
      <text:p text:style-name="Standard">chandan@chandan-VirtualBox:~$ who|cut -d " " -f1|fgrep chandan</text:p>
      <text:p text:style-name="Standard">chandan</text:p>
      <text:p text:style-name="Standard"/>
      <text:p text:style-name="Standard">chandan@chandan-VirtualBox:~$ cat loginUser.sh</text:p>
      <text:p text:style-name="Standard">#!bin/bash</text:p>
      <text:p text:style-name="Standard"/>
      <text:p text:style-name="Standard">a=`who|cut -d "" -f1|fgrep ncs|wc -l`</text:p>
      <text:p text:style-name="Standard">if test $a -ne 0</text:p>
      <text:p text:style-name="Standard">then</text:p>
      <text:p text:style-name="Standard"><text:tab/>echo <text:s/>"not logged in"</text:p>
      <text:p text:style-name="Standard">else</text:p>
      <text:p text:style-name="Standard"><text:tab/>echo <text:s/>"logged in"</text:p>
      <text:p text:style-name="Standard">fi</text:p>
      <text:p text:style-name="Standard"/>
      <text:p text:style-name="Standard">chandan@chandan-VirtualBox:~$ bash loginUser.sh</text:p>
      <text:p text:style-name="Standard">logged in</text:p>
      <text:p text:style-name="Standard"/>
      <text:p text:style-name="Standard">chandan@chandan-VirtualBox:~$ cat ques5.sh</text:p>
      <text:p text:style-name="Standard">#!/bin/bash</text:p>
      <text:p text:style-name="Standard"/>
      <text:p text:style-name="Standard">var1=black</text:p>
      <text:p text:style-name="Standard">echo "$var1 belt is associated with karate"</text:p>
      <text:p text:style-name="Standard">chandan@chandan-VirtualBox:~$ bash ques5.sh</text:p>
      <text:p text:style-name="Standard">black belt is associated with karate</text:p>
      <text:p text:style-name="Standard">chandan@chandan-VirtualBox:~$ cat ques6.sh</text:p>
      <text:p text:style-name="Standard">#!/bin/bash</text:p>
      <text:p text:style-name="Standard"/>
      <text:p text:style-name="Standard"><text:soft-page-break/><text:tab/><text:tab/>read -p "enter file name to create data: " fname</text:p>
      <text:p text:style-name="Standard"><text:tab/><text:tab/>read -p "enter number of line to show data: " x</text:p>
      <text:p text:style-name="Standard"><text:tab/><text:tab/>clear</text:p>
      <text:p text:style-name="Standard"><text:tab/><text:tab/> if [ -f $fname ]</text:p>
      <text:p text:style-name="Standard"><text:s text:c="2"/><text:tab/><text:tab/>then</text:p>
      <text:p text:style-name="Standard"><text:s text:c="2"/><text:tab/><text:tab/> <text:s text:c="7"/>echo "file found"</text:p>
      <text:p text:style-name="Standard"><text:s text:c="2"/><text:tab/> <text:s text:c="10"/>if [ `ls -l $fname|cut -c2`==r ]</text:p>
      <text:p text:style-name="Standard"><text:s text:c="10"/><text:tab/><text:tab/>then</text:p>
      <text:p text:style-name="Standard"><text:s text:c="14"/><text:tab/> <text:s text:c="5"/>echo "file is readable your file is \n"</text:p>
      <text:p text:style-name="Standard"><text:s text:c="14"/><text:tab/>head $fname -n $x</text:p>
      <text:p text:style-name="Standard"><text:s text:c="6"/><text:tab/><text:tab/>fi</text:p>
      <text:p text:style-name="Standard"><text:s text:c="2"/><text:tab/><text:tab/>fi</text:p>
      <text:p text:style-name="Standard">file found</text:p>
      <text:p text:style-name="Standard">file is readable your file is \n</text:p>
      <text:p text:style-name="Standard"/>
      <text:p text:style-name="Standard">UNIX UNIX UNIX UNIX UNIX</text:p>
      <text:p text:style-name="Standard">Unix is multi user operating system, Unix is multi tasking o/perating system</text:p>
      <text:p text:style-name="Standard">Everything on Unix is a file.</text:p>
      <text:p text:style-name="Standard">Unix File structure is hierarchical like an upside down tree.</text:p>
      <text:p text:style-name="Standard"/>
      <text:p text:style-name="Standard">chandan@chandan-VirtualBox:~$ cat ques7.sh</text:p>
      <text:p text:style-name="Standard">#!/bin/bash</text:p>
      <text:p text:style-name="Standard"><text:s/></text:p>
      <text:p text:style-name="Standard"><text:s/>while [ 1 ]</text:p>
      <text:p text:style-name="Standard"><text:s text:c="3"/>do</text:p>
      <text:p text:style-name="Standard"><text:s text:c="3"/>echo "1 for make a file"</text:p>
      <text:p text:style-name="Standard"><text:s text:c="3"/>echo "2 for display content"</text:p>
      <text:p text:style-name="Standard"><text:s text:c="3"/>echo "3 for copy a file"</text:p>
      <text:p text:style-name="Standard"><text:s text:c="3"/>echo "4 form rename a file"</text:p>
      <text:p text:style-name="Standard"><text:s text:c="3"/>echo "5 for delete a file"</text:p>
      <text:p text:style-name="Standard"><text:s text:c="3"/>echo "6 for exit"</text:p>
      <text:p text:style-name="Standard"><text:s text:c="2"/>read -p "choice: " ch</text:p>
      <text:p text:style-name="Standard"><text:s text:c="2"/>case $ch in</text:p>
      <text:p text:style-name="Standard"><text:s text:c="10"/>1)read -p "file name: " fname</text:p>
      <text:p text:style-name="Standard"><text:s text:c="14"/>vi $fname ;;</text:p>
      <text:p text:style-name="Standard"><text:s text:c="10"/>2)read -p "file name: " fname</text:p>
      <text:p text:style-name="Standard"><text:s text:c="14"/>if [ -f $fname ]</text:p>
      <text:p text:style-name="Standard"><text:s text:c="18"/>then</text:p>
      <text:p text:style-name="Standard"><text:s text:c="18"/>cat $fname</text:p>
      <text:p text:style-name="Standard"><text:s text:c="14"/>else</text:p>
      <text:p text:style-name="Standard"><text:s text:c="18"/>echo "file not exist"</text:p>
      <text:p text:style-name="Standard"><text:s text:c="15"/>fi;;</text:p>
      <text:p text:style-name="Standard"/>
      <text:p text:style-name="Standard"><text:s text:c="10"/>3)read -p "source name: " sname</text:p>
      <text:p text:style-name="Standard"><text:s text:c="15"/>if [ ! -f $sname ]</text:p>
      <text:p text:style-name="Standard"><text:s text:c="15"/>then</text:p>
      <text:p text:style-name="Standard"><text:s text:c="19"/>echo "file not exist"</text:p>
      <text:p text:style-name="Standard"><text:s text:c="15"/>else</text:p>
      <text:p text:style-name="Standard"><text:s text:c="19"/>read -p "target name: " tname</text:p>
      <text:p text:style-name="Standard"><text:s text:c="19"/>cp $sname $tname</text:p>
      <text:p text:style-name="Standard"><text:s text:c="15"/>fi;;</text:p>
      <text:p text:style-name="Standard"><text:s text:c="10"/>4)read -p "source name: " sname</text:p>
      <text:p text:style-name="Standard"><text:soft-page-break/><text:s text:c="13"/>if [ -f $sname ]</text:p>
      <text:p text:style-name="Standard"><text:s text:c="11"/>then</text:p>
      <text:p text:style-name="Standard"><text:s text:c="14"/>read -p "save as: " tname</text:p>
      <text:p text:style-name="Standard"><text:s text:c="14"/>mv $sname $tname</text:p>
      <text:p text:style-name="Standard"><text:s text:c="11"/>else</text:p>
      <text:p text:style-name="Standard"><text:s text:c="16"/>echo "file not exist"</text:p>
      <text:p text:style-name="Standard"><text:s text:c="16"/>fi;;</text:p>
      <text:p text:style-name="Standard"/>
      <text:p text:style-name="Standard"><text:s text:c="10"/>5)read -p "file to delete" fname</text:p>
      <text:p text:style-name="Standard"><text:s text:c="14"/>if [ -f $fname ]</text:p>
      <text:p text:style-name="Standard"><text:s text:c="14"/>then</text:p>
      <text:p text:style-name="Standard"><text:s text:c="14"/>rm $fname</text:p>
      <text:p text:style-name="Standard"><text:s text:c="14"/>else</text:p>
      <text:p text:style-name="Standard"><text:s text:c="14"/>echo "no file <text:s/>exist for deletion"</text:p>
      <text:p text:style-name="Standard"><text:s text:c="12"/>fi;;</text:p>
      <text:p text:style-name="Standard"/>
      <text:p text:style-name="Standard"><text:s text:c="8"/>6)break;;</text:p>
      <text:p text:style-name="Standard"><text:s text:c="2"/>esac done</text:p>
      <text:p text:style-name="Standard">chandan@chandan-VirtualBox:~$ bash ques7.sh</text:p>
      <text:p text:style-name="Standard">1 for make a file</text:p>
      <text:p text:style-name="Standard">2 for display content</text:p>
      <text:p text:style-name="Standard">3 for copy a file</text:p>
      <text:p text:style-name="Standard">4 form rename a file</text:p>
      <text:p text:style-name="Standard">5 for delete a file</text:p>
      <text:p text:style-name="Standard">6 for exit</text:p>
      <text:p text:style-name="Standard">choice: 1</text:p>
      <text:p text:style-name="Standard">file name: txt1.txt</text:p>
      <text:p text:style-name="Standard">1 for make a file</text:p>
      <text:p text:style-name="Standard">2 for display content</text:p>
      <text:p text:style-name="Standard">3 for copy a file</text:p>
      <text:p text:style-name="Standard">4 form rename a file</text:p>
      <text:p text:style-name="Standard">5 for delete a file</text:p>
      <text:p text:style-name="Standard">6 for exit</text:p>
      <text:p text:style-name="Standard">choice: 2</text:p>
      <text:p text:style-name="Standard">file name: txt1.txt</text:p>
      <text:p text:style-name="Standard">Hello world!!</text:p>
      <text:p text:style-name="Standard">1 for make a file</text:p>
      <text:p text:style-name="Standard">2 for display content</text:p>
      <text:p text:style-name="Standard">3 for copy a file</text:p>
      <text:p text:style-name="Standard">4 form rename a file</text:p>
      <text:p text:style-name="Standard">5 for delete a file</text:p>
      <text:p text:style-name="Standard">6 for exit</text:p>
      <text:p text:style-name="Standard">choice: 3</text:p>
      <text:p text:style-name="Standard">source name: txt2.txt</text:p>
      <text:p text:style-name="Standard">file not exist</text:p>
      <text:p text:style-name="Standard">1 for make a file</text:p>
      <text:p text:style-name="Standard">2 for display content</text:p>
      <text:p text:style-name="Standard">3 for copy a file</text:p>
      <text:p text:style-name="Standard">4 form rename a file</text:p>
      <text:p text:style-name="Standard">5 for delete a file</text:p>
      <text:p text:style-name="Standard">6 for exit</text:p>
      <text:p text:style-name="Standard">choice: 6</text:p>
      <text:p text:style-name="Standard"><text:soft-page-break/>chandan@chandan-VirtualBox:~$ cat ques8.sh</text:p>
      <text:p text:style-name="Standard">#!/bin/bash</text:p>
      <text:p text:style-name="Standard"/>
      <text:p text:style-name="Standard">while [ 1 ]</text:p>
      <text:p text:style-name="Standard">do</text:p>
      <text:p text:style-name="Standard"><text:tab/>read -p "enter first number:" fnum</text:p>
      <text:p text:style-name="Standard"><text:tab/>read -p "enter second number:" snum</text:p>
      <text:p text:style-name="Standard"><text:tab/>echo "1. Addition 2. Subtraction 3. Multiplication 4.Division 5.Exit"</text:p>
      <text:p text:style-name="Standard"><text:tab/>read -p "enter choice of operation: " choice</text:p>
      <text:p text:style-name="Standard"><text:tab/>if [ $choice -eq 1 ]</text:p>
      <text:p text:style-name="Standard"><text:tab/>then</text:p>
      <text:p text:style-name="Standard"><text:tab/><text:tab/>echo "$((fnum + snum)) " | bc</text:p>
      <text:p text:style-name="Standard"><text:tab/>elif [ $choice -eq 2 ]</text:p>
      <text:p text:style-name="Standard"><text:tab/>then</text:p>
      <text:p text:style-name="Standard"><text:tab/><text:tab/>echo "$((fnum -snum))" | bc</text:p>
      <text:p text:style-name="Standard"><text:tab/>elif [ $choice -eq 3 ]</text:p>
      <text:p text:style-name="Standard"><text:tab/>then</text:p>
      <text:p text:style-name="Standard"><text:tab/><text:tab/>echo "$((fnum * snum))" | bc</text:p>
      <text:p text:style-name="Standard"><text:tab/>elif [ $choice -eq 4 ]</text:p>
      <text:p text:style-name="Standard"><text:tab/>then</text:p>
      <text:p text:style-name="Standard"><text:tab/><text:tab/>echo "$((fnum/snum))" | bc</text:p>
      <text:p text:style-name="Standard"><text:tab/>else</text:p>
      <text:p text:style-name="Standard"><text:tab/><text:tab/>break</text:p>
      <text:p text:style-name="Standard"><text:tab/>fi</text:p>
      <text:p text:style-name="Standard">done</text:p>
      <text:p text:style-name="Standard"/>
      <text:p text:style-name="Standard">chandan@chandan-VirtualBox:~$ bash ques8.sh</text:p>
      <text:p text:style-name="Standard">enter first number:10</text:p>
      <text:p text:style-name="Standard">enter second number:10</text:p>
      <text:p text:style-name="Standard">1. Addition 2. Subtraction 3. Multiplication 4.Division 5.Exit</text:p>
      <text:p text:style-name="Standard">enter choice of operation: 3</text:p>
      <text:p text:style-name="Standard">100</text:p>
      <text:p text:style-name="Standard">enter first number:5</text:p>
      <text:p text:style-name="Standard">enter second number:5</text:p>
      <text:p text:style-name="Standard">1. Addition 2. Subtraction 3. Multiplication 4.Division 5.Exit</text:p>
      <text:p text:style-name="Standard">enter choice of operation: 5</text:p>
      <text:p text:style-name="Standard"/>
      <text:p text:style-name="Standard">chandan@chandan-VirtualBox:~$ cat ques9.sh</text:p>
      <text:p text:style-name="Standard">#!/bin/bash</text:p>
      <text:p text:style-name="Standard"/>
      <text:p text:style-name="Standard">read -p "Enter filename: " file</text:p>
      <text:p text:style-name="Standard"/>
      <text:p text:style-name="Standard">cp $file /home/chandan/backup/${file}.backup</text:p>
      <text:p text:style-name="Standard">rm $file</text:p>
      <text:p text:style-name="Standard">chandan@chandan-VirtualBox:~$ bash ques9.sh</text:p>
      <text:p text:style-name="Standard">Enter filename: Data1.txt</text:p>
      <text:p text:style-name="Standard">chandan@chandan-VirtualBox:~$ bash ques9.sh</text:p>
      <text:p text:style-name="Standard">Enter filename: Data1.txt</text:p>
      <text:p text:style-name="Standard">cp: cannot stat 'Data1.txt': No such file or directory</text:p>
      <text:p text:style-name="Standard">rm: cannot remove 'Data1.txt': No such file or directory</text:p>
      <text:p text:style-name="Standard"/>
      <text:p text:style-name="Standard">chandan@chandan-VirtualBox:~$ cat ques10.sh</text:p>
      <text:p text:style-name="Standard"><text:soft-page-break/>#/bin/bash</text:p>
      <text:p text:style-name="Standard">read -p "Enter a string " str</text:p>
      <text:p text:style-name="Standard">read -p "Enter file to be copied " file</text:p>
      <text:p text:style-name="Standard"/>
      <text:p text:style-name="Standard">sed <text:s/>"s/${str}//g" "$file" &gt; `echo ${file}.out`</text:p>
      <text:p text:style-name="Standard">echo "File saved as ${file}.out"</text:p>
      <text:p text:style-name="Standard">chandan@chandan-VirtualBox:~$ ./ques10.sh</text:p>
      <text:p text:style-name="Standard">Enter a string HelloWorld</text:p>
      <text:p text:style-name="Standard">Enter file to be copied Data1.txt</text:p>
      <text:p text:style-name="Standard">File saved as Data1.txt.out</text:p>
      <text:p text:style-name="Standard">chandan@chandan-VirtualBox:~$ </text:p>
      <text:p text:style-name="Standard">chandan@chandan-VirtualBox:~$ cat ques11.sh</text:p>
      <text:p text:style-name="Standard">#!/bin/bash</text:p>
      <text:p text:style-name="Standard">echo " <text:s text:c="7"/>*</text:p>
      <text:p text:style-name="Standard"><text:s text:c="2"/>* * * * * * * * *</text:p>
      <text:p text:style-name="Standard"><text:s text:c="8"/>*"</text:p>
      <text:p text:style-name="Standard">chandan@chandan-VirtualBox:~$ ./ques11.sh</text:p>
      <text:p text:style-name="Standard"><text:s text:c="8"/>*</text:p>
      <text:p text:style-name="Standard"><text:s text:c="2"/>* * * * * * * * *</text:p>
      <text:p text:style-name="Standard"><text:s text:c="8"/>*</text:p>
      <text:p text:style-name="Standard">chandan@chandan-VirtualBox:~$ </text:p>
      <text:p text:style-name="Standard">chandan@chandan-VirtualBox:~$ cat ques12.sh</text:p>
      <text:p text:style-name="Standard">#!/bin/bash</text:p>
      <text:p text:style-name="Standard">read -p "Enter number whose factorial is to be calculated: " i</text:p>
      <text:p text:style-name="Standard">j=$i</text:p>
      <text:p text:style-name="Standard">a=1</text:p>
      <text:p text:style-name="Standard">for (( a=1;i&gt;a;i-- )) </text:p>
      <text:p text:style-name="Standard">do</text:p>
      <text:p text:style-name="Standard"><text:tab/>j=$(($j * (($i-$a))))</text:p>
      <text:p text:style-name="Standard">done</text:p>
      <text:p text:style-name="Standard">echo $j</text:p>
      <text:p text:style-name="Standard">chandan@chandan-VirtualBox:~$ ./ques12.sh</text:p>
      <text:p text:style-name="Standard">Enter number whose factorial is to be calculated: 5</text:p>
      <text:p text:style-name="Standard">120</text:p>
      <text:p text:style-name="Standard">chandan@chandan-VirtualBox:~$ cat test1.sh</text:p>
      <text:p text:style-name="Standard">#!/bin/bash</text:p>
      <text:p text:style-name="Standard">rows=4</text:p>
      <text:p text:style-name="Standard">for((i=1; i&lt;=rows; i++))</text:p>
      <text:p text:style-name="Standard">do</text:p>
      <text:p text:style-name="Standard"><text:s text:c="2"/>for((j=1; j&lt;=i; j++))</text:p>
      <text:p text:style-name="Standard"><text:s text:c="2"/>do</text:p>
      <text:p text:style-name="Standard"><text:s text:c="4"/>echo -n "* "</text:p>
      <text:p text:style-name="Standard"><text:s text:c="2"/>done</text:p>
      <text:p text:style-name="Standard"><text:s text:c="2"/>echo</text:p>
      <text:p text:style-name="Standard">done</text:p>
      <text:p text:style-name="Standard">chandan@chandan-VirtualBox:~$ ./test1.sh</text:p>
      <text:p text:style-name="Standard">* </text:p>
      <text:p text:style-name="Standard">* * </text:p>
      <text:p text:style-name="Standard">* * * </text:p>
      <text:p text:style-name="Standard">* * * * </text:p>
      <text:p text:style-name="Standard">chandan@chandan-VirtualBox:~$ cat ques14.sh</text:p>
      <text:p text:style-name="Standard">#!/bin/bash</text:p>
      <text:p text:style-name="Standard"><text:soft-page-break/></text:p>
      <text:p text:style-name="Standard">day=`date +%A`</text:p>
      <text:p text:style-name="Standard"/>
      <text:p text:style-name="Standard">if [[ day = "Sunday" || day = "Saturday" ]]</text:p>
      <text:p text:style-name="Standard">then</text:p>
      <text:p text:style-name="Standard"><text:tab/>echo "$day is not working day"</text:p>
      <text:p text:style-name="Standard">else</text:p>
      <text:p text:style-name="Standard"><text:tab/>echo "$day is working day"</text:p>
      <text:p text:style-name="Standard">fi</text:p>
      <text:p text:style-name="Standard">chandan@chandan-VirtualBox:~$ bash ques14.sh</text:p>
      <text:p text:style-name="Standard">Sunday is working da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6T16:19:40.113946148</meta:creation-date>
    <dc:date>2023-03-26T19:19:53.453264987</dc:date>
    <meta:editing-duration>PT2H1M31S</meta:editing-duration>
    <meta:editing-cycles>15</meta:editing-cycles>
    <meta:generator>LibreOffice/7.3.7.2$Linux_X86_64 LibreOffice_project/30$Build-2</meta:generator>
    <meta:document-statistic meta:table-count="0" meta:image-count="0" meta:object-count="0" meta:page-count="6" meta:paragraph-count="247" meta:word-count="870" meta:character-count="5871" meta:non-whitespace-character-count="4504"/>
  </office:meta>
</office:document-meta>
</file>